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 fo:background-color="#efecf4" fo:padding="0.0694in" fo:border="none">
        <style:background-image/>
      </style:table-cell-properties>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background-color="#efecf4" fo:padding="0.0694in" fo:border="none">
        <style:background-image/>
      </style:table-cell-properties>
    </style:style>
    <style:style style:name="Table3" style:family="table">
      <style:table-properties style:width="6.5in" fo:margin-left="0in" fo:margin-top="0in" fo:margin-bottom="0in" fo:break-before="auto" fo:break-after="auto" table:align="left"/>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style:vertical-align="" fo:background-color="#efecf4" fo:padding="0.0694in" fo:border="none">
        <style:background-image/>
      </style:table-cell-properties>
    </style:style>
    <style:style style:name="Table4" style:family="table">
      <style:table-properties style:width="6.5in" fo:margin-left="0in" fo:margin-top="0in" fo:margin-bottom="0in" fo:break-before="auto" fo:break-after="auto" table:align="left"/>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style:vertical-align="" fo:background-color="#efecf4" fo:padding="0.0694in" fo:border="none">
        <style:background-image/>
      </style:table-cell-properties>
    </style:style>
    <style:style style:name="Table5" style:family="table">
      <style:table-properties style:width="6.5in" fo:margin-left="0in" fo:margin-top="0in" fo:margin-bottom="0in" fo:break-before="auto" fo:break-after="auto" table:align="left"/>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style:vertical-align="" fo:background-color="#efecf4" fo:padding="0.0694in" fo:border="none">
        <style:background-image/>
      </style:table-cell-properties>
    </style:style>
    <style:style style:name="Table6" style:family="table">
      <style:table-properties style:width="6.5in" fo:margin-left="0in" fo:margin-top="0in" fo:margin-bottom="0in" fo:break-before="auto" fo:break-after="auto" table:align="left"/>
    </style:style>
    <style:style style:name="Table6.A" style:family="table-column">
      <style:table-column-properties style:column-width="6.5in"/>
    </style:style>
    <style:style style:name="Table6.1" style:family="table-row">
      <style:table-row-properties fo:keep-together="auto"/>
    </style:style>
    <style:style style:name="Table6.A1" style:family="table-cell">
      <style:table-cell-properties style:vertical-align="" fo:background-color="#efecf4" fo:padding="0.0694in" fo:border="none">
        <style:background-image/>
      </style:table-cell-properties>
    </style:style>
    <style:style style:name="P1" style:family="paragraph" style:parent-style-name="Standard">
      <style:paragraph-properties fo:text-align="center" style:justify-single-word="false"/>
      <style:text-properties fo:font-size="13pt" fo:font-weight="bold" style:font-size-asian="13pt" style:font-weight-asian="bold" style:font-size-complex="13pt"/>
    </style:style>
    <style:style style:name="P2" style:family="paragraph" style:parent-style-name="Standard">
      <style:paragraph-properties fo:text-align="start" style:justify-single-word="false"/>
    </style:style>
    <style:style style:name="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weight="bold" style:font-weight-asian="bold"/>
    </style:style>
    <style:style style:name="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6" style:family="paragraph" style:parent-style-name="Standard" style:list-style-name="WWNum2">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7" style:family="paragraph" style:parent-style-name="Standard" style:list-style-name="WWNum1">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8" style:family="paragraph" style:parent-style-name="Standard" style:master-page-name="Standard">
      <style:paragraph-properties fo:text-align="center" style:justify-single-word="false" style:page-number="1"/>
    </style:style>
    <style:style style:name="T1" style:family="text">
      <style:text-properties fo:font-size="13pt" fo:font-weight="bold" style:font-size-asian="13pt" style:font-weight-asian="bold" style:font-size-complex="13pt"/>
    </style:style>
    <style:style style:name="T2" style:family="text">
      <style:text-properties fo:font-weight="bold" style:font-weight-asian="bold"/>
    </style:style>
    <style:style style:name="T3" style:family="text">
      <style:text-properties fo:color="#955ae7" style:font-name="Consolas" fo:font-weight="bold" fo:background-color="#efecf4" loext:char-shading-value="0" style:font-name-asian="Consolas1" style:font-weight-asian="bold" style:font-name-complex="Consolas1"/>
    </style:style>
    <style:style style:name="T4" style:family="text">
      <style:text-properties fo:color="#955ae7" style:font-name="Consolas" fo:background-color="#efecf4" loext:char-shading-value="0" style:font-name-asian="Consolas1" style:font-name-complex="Consolas1"/>
    </style:style>
    <style:style style:name="T5" style:family="text">
      <style:text-properties fo:color="#585260" style:font-name="Consolas" fo:font-weight="bold" fo:background-color="#efecf4" loext:char-shading-value="0" style:font-name-asian="Consolas1" style:font-weight-asian="bold" style:font-name-complex="Consolas1"/>
    </style:style>
    <style:style style:name="T6" style:family="text">
      <style:text-properties fo:color="#585260" style:font-name="Consolas" fo:background-color="#efecf4" loext:char-shading-value="0" style:font-name-asian="Consolas1" style:font-name-complex="Consolas1"/>
    </style:style>
    <style:style style:name="T7" style:family="text">
      <style:text-properties fo:color="#576ddb" style:font-name="Consolas" fo:font-weight="bold" fo:background-color="#efecf4" loext:char-shading-value="0" style:font-name-asian="Consolas1" style:font-weight-asian="bold" style:font-name-complex="Consolas1"/>
    </style:style>
    <style:style style:name="T8" style:family="text">
      <style:text-properties fo:color="#576ddb" style:font-name="Consolas" fo:background-color="#efecf4" loext:char-shading-value="0" style:font-name-asian="Consolas1" style:font-name-complex="Consolas1"/>
    </style:style>
    <style:style style:name="T9" style:family="text">
      <style:text-properties fo:color="#aa573c" style:font-name="Consolas" fo:font-weight="bold" fo:background-color="#efecf4" loext:char-shading-value="0" style:font-name-asian="Consolas1" style:font-weight-asian="bold" style:font-name-complex="Consolas1"/>
    </style:style>
    <style:style style:name="T10" style:family="text">
      <style:text-properties fo:color="#aa573c" style:font-name="Consolas" fo:background-color="#efecf4" loext:char-shading-value="0" style:font-name-asian="Consolas1" style:font-name-complex="Consolas1"/>
    </style:style>
    <style:style style:name="T11" style:family="text">
      <style:text-properties fo:color="#be4678" style:font-name="Consolas" fo:font-weight="bold" fo:background-color="#efecf4" loext:char-shading-value="0" style:font-name-asian="Consolas1" style:font-weight-asian="bold" style:font-name-complex="Consolas1"/>
    </style:style>
    <style:style style:name="T12" style:family="text">
      <style:text-properties fo:color="#be4678" style:font-name="Consolas" fo:background-color="#efecf4" loext:char-shading-value="0" style:font-name-asian="Consolas1" style:font-name-complex="Consolas1"/>
    </style:style>
    <style:style style:name="T13" style:family="text">
      <style:text-properties fo:color="#2a9292" style:font-name="Consolas" fo:font-weight="bold" fo:background-color="#efecf4" loext:char-shading-value="0" style:font-name-asian="Consolas1" style:font-weight-asian="bold" style:font-name-complex="Consolas1"/>
    </style:style>
    <style:style style:name="T14" style:family="text">
      <style:text-properties fo:color="#2a9292" style:font-name="Consolas" fo:background-color="#efecf4" loext:char-shading-value="0" style:font-name-asian="Consolas1" style:font-name-complex="Consolas1"/>
    </style:style>
    <style:style style:name="T15" style:family="text">
      <style:text-properties fo:color="#655f6d" style:font-name="Consolas" fo:background-color="#efecf4" loext:char-shading-value="0" style:font-name-asian="Consolas1" style:font-name-complex="Consolas1"/>
    </style:style>
    <style:style style:name="T16"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Assignment 9</text:span></text:p>
      <text:p text:style-name="P1"/>
      <text:p text:style-name="P2"><text:span text:style-name="T2">Q.1 What are hooks in react? how to identify hooks?</text:span></text:p>
      <text:p text:style-name="P2">Hooks provide a way to "hook into" React's internal lifecycle and state management mechanisms. They allow you to use features such as state, context, effects, and refs in functional components. Hooks are typically used to manage component state, handle side effects, and interact with the React component lifecycle.</text:p>
      <text:p text:style-name="P2"/>
      <text:p text:style-name="P2">To identify hooks in your React code, there are two main rules:</text:p>
      <text:p text:style-name="P2">Hooks must be called at the top level: Hooks should only be called directly inside functional components or custom hooks. They should not be called from regular JavaScript functions, nested functions, or conditionals.</text:p>
      <text:p text:style-name="P2"/>
      <text:p text:style-name="P2">Hooks must be called in the same order: The order in which hooks are called inside a component should always be the same. This rule ensures that React can keep track of the state associated with each hook.</text:p>
      <text:p text:style-name="P2"/>
      <text:p text:style-name="P2">React provides several built-in hooks, such as useState, useEffect, useContext, and useRef, among others. Additionally, you can create your own custom hooks to encapsulate reusable logic in your application.</text:p>
      <text:p text:style-name="P2"/>
      <text:p text:style-name="P2">Here's an example of a functional component that uses the useState hook:</text:p>
      <text:p text:style-name="P2">import React, { useState } from 'react';</text:p>
      <text:p text:style-name="P2"/>
      <table:table table:name="Table1" table:style-name="Table1">
        <table:table-column table:style-name="Table1.A"/>
        <table:table-row table:style-name="Table1.1">
          <table:table-cell table:style-name="Table1.A1" office:value-type="string">
            <text:p text:style-name="P5"><text:span text:style-name="T3">function</text:span><text:span text:style-name="T5"> </text:span><text:span text:style-name="T7">Counter</text:span><text:span text:style-name="T5">() {<text:line-break/> <text:s/></text:span><text:span text:style-name="T3">const</text:span><text:span text:style-name="T5"> [count, setCount] = useState(</text:span><text:span text:style-name="T9">0</text:span><text:span text:style-name="T5">);<text:line-break/><text:line-break/> <text:s/></text:span><text:span text:style-name="T3">const</text:span><text:span text:style-name="T5"> increment = </text:span><text:span text:style-name="T9">()</text:span><text:span text:style-name="T5"> =&gt; {<text:line-break/> <text:s text:c="3"/>setCount(count + </text:span><text:span text:style-name="T9">1</text:span><text:span text:style-name="T5">);<text:line-break/> <text:s/>};<text:line-break/><text:line-break/> <text:s/></text:span><text:span text:style-name="T3">return</text:span><text:span text:style-name="T5"> (<text:line-break/> <text:s text:c="3"/></text:span><text:span text:style-name="T11">&lt;div&gt;</text:span><text:span text:style-name="T5"><text:line-break/> <text:s text:c="5"/></text:span><text:span text:style-name="T11">&lt;p&gt;</text:span><text:span text:style-name="T5">Count: {count}</text:span><text:span text:style-name="T11">&lt;/p&gt;</text:span><text:span text:style-name="T5"><text:line-break/> <text:s text:c="5"/></text:span><text:span text:style-name="T11">&lt;button onClick=</text:span><text:span text:style-name="T13">{increment}</text:span><text:span text:style-name="T11">&gt;</text:span><text:span text:style-name="T5">Increment</text:span><text:span text:style-name="T11">&lt;/button&gt;</text:span><text:span text:style-name="T5"><text:line-break/> <text:s text:c="3"/></text:span><text:span text:style-name="T11">&lt;/div&gt;</text:span><text:span text:style-name="T5"><text:line-break/> <text:s/>);<text:line-break/>}</text:span></text:p>
          </table:table-cell>
        </table:table-row>
      </table:table>
      <text:p text:style-name="P2"><text:span text:style-name="T2">Q.2 Explain useState Hook &amp; what can you achieve with it?</text:span></text:p>
      <text:p text:style-name="P2">The useState hook is one of the most commonly used hooks in React. It allows functional components to have state and enables them to handle dynamic data and re-render based on state changes. The useState hook takes an initial value as an argument and returns an array with two elements: the current state value and a function to update that value.</text:p>
      <text:p text:style-name="P2"/>
      <text:p text:style-name="P2">Here's the syntax for using the useState hook:</text:p>
      <table:table table:name="Table2" table:style-name="Table2">
        <table:table-column table:style-name="Table2.A"/>
        <table:table-row table:style-name="Table2.1">
          <table:table-cell table:style-name="Table2.A1" office:value-type="string">
            <text:p text:style-name="P5"><text:span text:style-name="T6">const [</text:span><text:span text:style-name="T4">state</text:span><text:span text:style-name="T6">, </text:span><text:span text:style-name="T10">set</text:span><text:span text:style-name="T6">State] = useState(initialValue);</text:span></text:p>
          </table:table-cell>
        </table:table-row>
      </table:table>
      <text:p text:style-name="P3">State management: By using useState, you can create and manage state within functional components. This allows you to store and update data that affects your component's behavior and appearance. React will automatically re-render the component whenever the state value changes.</text:p>
      <text:p text:style-name="P3"/>
      <text:p text:style-name="P3">Dynamic data: You can store and update dynamic data in the state, such as user input, fetched API data, or calculated values. Whenever the state changes, React will efficiently update the component to reflect the new state.</text:p>
      <text:p text:style-name="P3"/>
      <text:p text:style-name="P3"><text:span text:style-name="T2">Q.3 How to pass data from one component to another component</text:span></text:p>
      <text:p text:style-name="P3">In React, you can pass data from one component to another by utilizing props. Props (short for properties) allow you to pass data from a parent component to its child component. Here's how you can do it:</text:p>
      <text:p text:style-name="P3"/>
      <text:p text:style-name="P3">Passing data from a parent component:</text:p>
      <text:p text:style-name="P3">In the parent component, you can pass data to a child component by adding attributes to the child component's JSX tag. These attributes will become the props of the child component.</text:p>
      <table:table table:name="Table3" table:style-name="Table3">
        <table:table-column table:style-name="Table3.A"/>
        <table:table-row table:style-name="Table3.1">
          <table:table-cell table:style-name="Table3.A1" office:value-type="string">
            <text:p text:style-name="P5"><text:span text:style-name="T15">// ParentComponent.jsx</text:span><text:span text:style-name="T6"><text:line-break/></text:span><text:span text:style-name="T4">import</text:span><text:span text:style-name="T6"> React </text:span><text:span text:style-name="T4">from</text:span><text:span text:style-name="T6"> </text:span><text:span text:style-name="T14">'react'</text:span><text:span text:style-name="T6">;<text:line-break/></text:span><text:span text:style-name="T4">import</text:span><text:span text:style-name="T6"> ChildComponent </text:span><text:span text:style-name="T4">from</text:span><text:span text:style-name="T6"> </text:span><text:span text:style-name="T14">'./ChildComponent'</text:span><text:span text:style-name="T6">;<text:line-break/><text:line-break/></text:span><text:span text:style-name="T4">function</text:span><text:span text:style-name="T6"> </text:span><text:span text:style-name="T8">ParentComponent</text:span><text:span text:style-name="T6">() {<text:line-break/> <text:s/></text:span><text:span text:style-name="T4">const</text:span><text:span text:style-name="T6"> data = </text:span><text:span text:style-name="T14">'Hello from parent!'</text:span><text:span text:style-name="T6">;<text:line-break/><text:line-break/> <text:s/></text:span><text:span text:style-name="T4">return</text:span><text:span text:style-name="T6"> </text:span><text:span text:style-name="T12">&lt;ChildComponent message=</text:span><text:span text:style-name="T14">{data}</text:span><text:span text:style-name="T12"> /&gt;</text:span><text:span text:style-name="T6">;<text:line-break/>}<text:line-break/>export default ParentComponent;</text:span></text:p>
          </table:table-cell>
        </table:table-row>
      </table:table>
      <text:p text:style-name="P3"/>
      <text:p text:style-name="P3">Receiving data in the child component:</text:p>
      <text:p text:style-name="P3">In the child component, you can access the data passed from the parent component through the props object</text:p>
      <table:table table:name="Table4" table:style-name="Table4">
        <table:table-column table:style-name="Table4.A"/>
        <table:table-row table:style-name="Table4.1">
          <table:table-cell table:style-name="Table4.A1" office:value-type="string">
            <text:p text:style-name="P5"><text:span text:style-name="T15">// ChildComponent.jsx</text:span><text:span text:style-name="T6"><text:line-break/><text:line-break/></text:span><text:span text:style-name="T4">import</text:span><text:span text:style-name="T6"> React </text:span><text:span text:style-name="T4">from</text:span><text:span text:style-name="T6"> </text:span><text:span text:style-name="T14">'react'</text:span><text:span text:style-name="T6">;<text:line-break/><text:line-break/></text:span><text:span text:style-name="T4">function</text:span><text:span text:style-name="T6"> </text:span><text:span text:style-name="T8">ChildComponent</text:span><text:span text:style-name="T6">(</text:span><text:span text:style-name="T10">props</text:span><text:span text:style-name="T6">) {<text:line-break/> <text:s/></text:span><text:span text:style-name="T4">return</text:span><text:span text:style-name="T6"> </text:span><text:span text:style-name="T12">&lt;p&gt;</text:span><text:span text:style-name="T6">{props.message}</text:span><text:span text:style-name="T12">&lt;/p&gt;</text:span><text:span text:style-name="T6">;<text:line-break/>}<text:line-break/></text:span><text:span text:style-name="T4">export</text:span><text:span text:style-name="T6"> </text:span><text:span text:style-name="T4">default</text:span><text:span text:style-name="T6"> ChildComponent;</text:span></text:p>
          </table:table-cell>
        </table:table-row>
      </table:table>
      <text:p text:style-name="P3"><text:span text:style-name="T2">Q.4 What is the significance of the "key" prop in React lists, and why is it important to use it correctly?</text:span></text:p>
      <text:p text:style-name="P3">In React, the key prop is a special attribute used when rendering lists of elements. It helps React identify each item in the list and efficiently update the UI when the list changes. The key prop should be unique among siblings within the list.</text:p>
      <text:p text:style-name="P3"/>
      <text:p text:style-name="P3">The significance of the key prop and why it is important to use it correctly are as follows:</text:p>
      <text:p text:style-name="P3"/>
      <text:list xml:id="list2898048588" text:style-name="WWNum2">
        <text:list-item>
          <text:p text:style-name="P6">Element identification: The key prop provides a way for React to uniquely identify each item in a list. When rendering lists, React uses the key to determine whether an item is added, removed, or repositioned. Without a key, React may have to traverse the entire list to identify changes, leading to potential performance issues.</text:p>
        </text:list-item>
      </text:list>
      <text:p text:style-name="P3"/>
      <text:list xml:id="list80828491725339" text:continue-numbering="true" text:style-name="WWNum2">
        <text:list-item>
          <text:p text:style-name="P6">Efficient updates: When a list changes, React performs a process called reconciliation to update the DOM efficiently. The key prop helps React determine which items are new, changed, or removed. With a unique and stable key, React can update only the necessary components, minimizing unnecessary re-renders and improving performance.</text:p>
        </text:list-item>
      </text:list>
      <text:p text:style-name="P3"/>
      <text:list xml:id="list80827560743040" text:continue-numbering="true" text:style-name="WWNum2">
        <text:list-item>
          <text:p text:style-name="P6">Maintaining component state: The key prop is crucial when working with components that have internal state or rely on the previous state. React uses the key to associate the old and new versions of a component, allowing it to preserve the component's state correctly during updates. Without a proper key, React may mistakenly destroy and recreate components, leading to undesired behavior or loss of state.</text:p>
        </text:list-item>
      </text:list>
      <text:p text:style-name="P3"/>
      <text:p text:style-name="P3">Avoiding warning messages: React provides warning messages in the console when it detects missing or duplicated key props. By using the key prop correctly, you can prevent these warnings and ensure that React can perform efficient updates.</text:p>
      <text:p text:style-name="P3"/>
      <text:p text:style-name="P3"><text:span text:style-name="T2">Q.5 What is the significance of using "setState" instead of modifying state directly in React?</text:span></text:p>
      <text:p text:style-name="P3">In React, it is significant to use the setState method provided by React components instead of modifying the state directly. The setState method serves several important purposes:</text:p>
      <text:p text:style-name="P3"/>
      <text:list xml:id="list3412981526" text:style-name="WWNum1">
        <text:list-item>
          <text:p text:style-name="P7">Enabling React to track state changes: React components rely on the setState method to track changes in state values. When you call setState, React detects the state update and schedules a re-render of the component. This ensures that the user interface reflects the updated state accurately.</text:p>
        </text:list-item>
      </text:list>
      <text:p text:style-name="P3"/>
      <text:list xml:id="list80827593403490" text:continue-numbering="true" text:style-name="WWNum1">
        <text:list-item>
          <text:p text:style-name="P7"><text:soft-page-break/>Batching state updates: React batches multiple setState calls together for performance optimization. When you call setState multiple times within the same event handler or lifecycle method, React merges the state updates and performs a single re-render. This reduces unnecessary re-renders and improves performance.</text:p>
        </text:list-item>
      </text:list>
      <text:p text:style-name="P3"/>
      <text:list xml:id="list80827265443777" text:continue-numbering="true" text:style-name="WWNum1">
        <text:list-item>
          <text:p text:style-name="P7">Maintaining component consistency: React components have an internal queue for state updates. By using setState, you ensure that the state updates are enqueued correctly and executed in the order they were called. Modifying state directly bypasses this queue, potentially leading to inconsistent component states and rendering issues.</text:p>
        </text:list-item>
      </text:list>
      <text:p text:style-name="P3"/>
      <text:list xml:id="list80828379711629" text:continue-numbering="true" text:style-name="WWNum1">
        <text:list-item>
          <text:p text:style-name="P7">Triggering component lifecycle methods: When you call setState, React triggers the appropriate lifecycle methods (e.g., shouldComponentUpdate, componentDidUpdate). This allows you to perform additional logic or side effects based on the state changes. If you modify the state directly, these lifecycle methods may not be triggered, leading to unexpected behavior.</text:p>
        </text:list-item>
      </text:list>
      <text:p text:style-name="P3"/>
      <text:list xml:id="list80827243281748" text:continue-numbering="true" text:style-name="WWNum1">
        <text:list-item>
          <text:p text:style-name="P7">Immutable state updates: The setState method promotes immutability by merging the existing state with the updated values. Instead of modifying the state directly, you provide a new state object or a function that returns the new state based on the previous state. This helps prevent unintended side effects and facilitates predictable state management.</text:p>
        </text:list-item>
      </text:list>
      <text:p text:style-name="P3"/>
      <text:p text:style-name="P3"><text:span text:style-name="T2"><text:s/>Q.6 Explain the concept of React fragments and when you should use them.</text:span></text:p>
      <text:p text:style-name="P3">In React, fragments are a feature that allows you to group multiple JSX elements together without introducing an additional wrapping element. Fragments provide a way to return multiple elements from a component's render method without the need for an unnecessary parent element.</text:p>
      <text:p text:style-name="P3"/>
      <text:p text:style-name="P3">Before fragments were introduced, if you wanted to return multiple adjacent elements in a component, you would have to wrap them in a container element like a &lt;div&gt;. Fragments help eliminate this wrapper element and keep the rendered output clean and concise.</text:p>
      <text:p text:style-name="P3"/>
      <text:p text:style-name="P3">Here's an example of using fragments:</text:p>
      <text:p text:style-name="P3">import React from 'react';</text:p>
      <table:table table:name="Table5" table:style-name="Table5">
        <table:table-column table:style-name="Table5.A"/>
        <table:table-row table:style-name="Table5.1">
          <table:table-cell table:style-name="Table5.A1" office:value-type="string">
            <text:p text:style-name="P5"><text:span text:style-name="T4">function</text:span><text:span text:style-name="T6"> </text:span><text:span text:style-name="T8">MyComponent</text:span><text:span text:style-name="T6">() {<text:line-break/> <text:s/></text:span><text:span text:style-name="T4">return</text:span><text:span text:style-name="T6"> (<text:line-break/> <text:s text:c="3"/></text:span><text:span text:style-name="T12">&lt;&gt;</text:span><text:span text:style-name="T6"><text:line-break/> <text:s text:c="5"/></text:span><text:span text:style-name="T12">&lt;h1&gt;</text:span><text:span text:style-name="T6">Heading 1</text:span><text:span text:style-name="T12">&lt;/h1&gt;</text:span><text:span text:style-name="T6"><text:line-break/> <text:s text:c="5"/></text:span><text:span text:style-name="T12">&lt;p&gt;</text:span><text:span text:style-name="T6">Paragraph 1</text:span><text:span text:style-name="T12">&lt;/p&gt;</text:span><text:span text:style-name="T6"><text:line-break/> <text:s text:c="5"/></text:span><text:span text:style-name="T12">&lt;p&gt;</text:span><text:span text:style-name="T6">Paragraph 2</text:span><text:span text:style-name="T12">&lt;/p&gt;</text:span><text:span text:style-name="T6"><text:line-break/> <text:s text:c="3"/></text:span><text:span text:style-name="T12">&lt;/&gt;</text:span><text:span text:style-name="T6"><text:line-break/> <text:s/>);<text:line-break/>}</text:span></text:p>
          </table:table-cell>
        </table:table-row>
      </table:table>
      <text:p text:style-name="P4"/>
      <text:p text:style-name="P3"><text:span text:style-name="T2">Q.7 How do you handle conditional rendering in React?</text:span></text:p>
      <text:p text:style-name="P3">In React, conditional rendering is the process of conditionally displaying components or elements based on certain conditions or state values. There are several approaches to handle conditional rendering in React:</text:p>
      <text:p text:style-name="P3"/>
      <text:p text:style-name="P3">If statement in render method:</text:p>
      <text:p text:style-name="P3">You can use an if statement within the render method of a component to conditionally render different components or elements based on a condition.</text:p>
      <table:table table:name="Table6" table:style-name="Table6">
        <table:table-column table:style-name="Table6.A"/>
        <table:table-row table:style-name="Table6.1">
          <table:table-cell table:style-name="Table6.A1" office:value-type="string">
            <text:p text:style-name="P5"><text:span text:style-name="T6">render() {<text:line-break/> <text:s/></text:span><text:span text:style-name="T4">if</text:span><text:span text:style-name="T6"> (condition) {<text:line-break/> <text:s text:c="3"/></text:span><text:span text:style-name="T4">return</text:span><text:span text:style-name="T6"> &lt;ComponentA /&gt;;<text:line-break/> <text:s/>} </text:span><text:span text:style-name="T4">else</text:span><text:span text:style-name="T6"> {<text:line-break/> <text:s text:c="3"/></text:span><text:span text:style-name="T4">return</text:span><text:span text:style-name="T6"> &lt;ComponentB /&gt;;<text:line-break/> <text:s/>}<text:line-break/>}</text:span></text:p>
          </table:table-cell>
        </table:table-row>
      </table:table>
      <text:p text:style-name="P3"/>
      <text:p text:style-name="P3">Ternary operator:</text:p>
      <text:p text:style-name="P3">The ternary operator (condition ? trueBlock : falseBlock) can be used inside JSX expressions to conditionally render components or elements based on a condition.</text:p>
      <text:p text:style-name="P3"/>
      <text:p text:style-name="P3">Logical &amp;&amp; operator:</text:p>
      <text:p text:style-name="P3">The logical &amp;&amp; operator can be used to conditionally render a component or element based on a condition. If the condition is true, the component or element will be rendered; otherwise, nothing will be rendered.</text:p>
      <text:p text:style-name="P3"/>
      <text:p text:style-name="P3">Switch statement:</text:p>
      <text:p text:style-name="P3">If you have multiple cases to handle for conditional rendering, you can use a switch statement to determine which component or element to render based on a condition.</text:p>
      <text:p text:style-name="P3"/>
      <text:p text:style-name="P3">Rendering null or false:</text:p>
      <text:p text:style-name="P3">You can also conditionally render nothing by returning null or false from the render method based on a conditio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0" meta:object-count="0" meta:page-count="2" meta:paragraph-count="57" meta:word-count="1431" meta:character-count="9208" meta:non-whitespace-character-count="7751"/>
    <meta:generator>LibreOfficeDev/6.0.5.2$Linux_X86_64 LibreOffice_project/</meta:generator>
  </office:meta>
</office:document-meta>
</file>